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svg:stroke-width="0.254cm" svg:stroke-color="#0084d1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3.28cm" svg:height="3.012cm" svg:x="8.942cm" svg:y="4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5cm" svg:x="8.942cm" svg:y="8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1cm" svg:height="3.015cm" svg:x="13.85cm" svg:y="8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1cm" svg:height="3.012cm" svg:x="13.85cm" svg:y="4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2cm" svg:x="8.942cm" svg:y="1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1cm" svg:height="3.012cm" svg:x="13.85cm" svg:y="1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5cm" svg:x="18.759cm" svg:y="8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2cm" svg:x="18.759cm" svg:y="4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2cm" svg:x="18.759cm" svg:y="1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5cm" svg:x="23.666cm" svg:y="8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2cm" svg:x="23.666cm" svg:y="4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28cm" svg:height="3.012cm" svg:x="23.666cm" svg:y="1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054cm" svg:y1="12.784cm" svg:x2="7.88cm" svg:y2="12.821cm">
            <text:p/>
          </draw:line>
          <draw:line draw:style-name="gr2" draw:text-style-name="P1" draw:layer="layout" svg:x1="1.054cm" svg:y1="8.351cm" svg:x2="7.88cm" svg:y2="8.388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13:48:25</meta:creation-date>
    <meta:editing-duration>PT00H18M37S</meta:editing-duration>
    <meta:editing-cycles>5</meta:editing-cycles>
    <dc:date>2010-12-22T14:06:59</dc:date>
    <meta:generator>OpenOffice.org/3.1$Linux OpenOffice.org_project/310m21$Build-9319</meta:generator>
    <meta:document-statistic meta:object-count="38"/>
  </office:meta>
</office:document-meta>
</file>